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5000000AC3D93CB74F5407E94.png" manifest:media-type="image/png"/>
  <manifest:file-entry manifest:full-path="Pictures/100002010000011A000000403FF2CC1E7EBF6154.png" manifest:media-type="image/png"/>
  <manifest:file-entry manifest:full-path="Pictures/10000201000001170000003E6D3A910969F60B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32b465d"/>
    </style:style>
    <style:style style:name="P4" style:family="paragraph" style:parent-style-name="Standard">
      <style:text-properties officeooo:paragraph-rsid="032b8b18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Horizontal_20_Line">
      <style:text-properties officeooo:paragraph-rsid="03456594"/>
    </style:style>
    <style:style style:name="P7" style:family="paragraph" style:parent-style-name="Text_20_body">
      <style:text-properties officeooo:rsid="03446ae5" officeooo:paragraph-rsid="03456594"/>
    </style:style>
    <style:style style:name="P8" style:family="paragraph" style:parent-style-name="Text_20_body">
      <style:text-properties officeooo:rsid="0336e8d8" officeooo:paragraph-rsid="03456594"/>
    </style:style>
    <style:style style:name="P9" style:family="paragraph" style:parent-style-name="Text_20_body">
      <style:text-properties officeooo:rsid="0345223b" officeooo:paragraph-rsid="03456594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fo:font-size="10pt" officeooo:rsid="03540d83" style:font-size-asian="10pt" style:font-size-complex="10pt"/>
    </style:style>
    <style:style style:name="T6" style:family="text">
      <style:text-properties fo:font-size="10pt" officeooo:rsid="03560341" style:font-size-asian="10pt" style:font-size-complex="10pt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40d8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3446ae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4 Editors - 3D View - Header - Grease Pencil - Vertex Paint mode - Animation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4 Editors - 3D View - Header - Grease Pencil - Vertex Paint mode - Animation menu</text:p>
          </text:index-title>
          <text:p text:style-name="P10"><text:a xlink:type="simple" xlink:href="#__RefHeading___Toc10282_2119374318" text:style-name="Index_20_Link" text:visited-style-name="Index_20_Link">Animation Menu<text:tab/>1</text:a></text:p>
          <text:p text:style-name="P12"><text:a xlink:type="simple" xlink:href="#__RefHeading___Toc233_1235488623" text:style-name="Index_20_Link" text:visited-style-name="Index_20_Link">Animation<text:tab/>1</text:a></text:p>
          <text:p text:style-name="P14"><text:a xlink:type="simple" xlink:href="#__RefHeading___Toc235_1235488623" text:style-name="Index_20_Link" text:visited-style-name="Index_20_Link">Insert Blank Keyframe ( Active Layer )<text:tab/>1</text:a></text:p>
          <text:p text:style-name="P14"><text:a xlink:type="simple" xlink:href="#__RefHeading___Toc1583_3448964398" text:style-name="Index_20_Link" text:visited-style-name="Index_20_Link">Insert Blank Keyframe ( All Layers )<text:tab/>1</text:a></text:p>
          <text:p text:style-name="P16"><text:a xlink:type="simple" xlink:href="#__RefHeading___Toc1585_3448964398" text:style-name="Index_20_Link" text:visited-style-name="Index_20_Link">Last Operator Insert Blank Frame<text:tab/>1</text:a></text:p>
          <text:p text:style-name="P18"><text:a xlink:type="simple" xlink:href="#__RefHeading___Toc1610_90625281" text:style-name="Index_20_Link" text:visited-style-name="Index_20_Link">All Layers<text:tab/>1</text:a></text:p>
          <text:p text:style-name="P14"><text:a xlink:type="simple" xlink:href="#__RefHeading___Toc1587_3448964398" text:style-name="Index_20_Link" text:visited-style-name="Index_20_Link">Duplicate Active Keyframe ( Active Layer )<text:tab/>1</text:a></text:p>
          <text:p text:style-name="P14"><text:a xlink:type="simple" xlink:href="#__RefHeading___Toc1589_3448964398" text:style-name="Index_20_Link" text:visited-style-name="Index_20_Link">Duplicate Active Keyframe ( All Layers )<text:tab/>1</text:a></text:p>
          <text:p text:style-name="P16"><text:a xlink:type="simple" xlink:href="#__RefHeading___Toc237_1235488623" text:style-name="Index_20_Link" text:visited-style-name="Index_20_Link">Last Operator Insert Blank Frame<text:tab/>1</text:a></text:p>
          <text:p text:style-name="P18"><text:a xlink:type="simple" xlink:href="#__RefHeading___Toc1610_906252811" text:style-name="Index_20_Link" text:visited-style-name="Index_20_Link">Mode<text:tab/>2</text:a></text:p>
          <text:p text:style-name="P14"><text:a xlink:type="simple" xlink:href="#__RefHeading___Toc1593_3448964398" text:style-name="Index_20_Link" text:visited-style-name="Index_20_Link">Delete Active Keyframe ( Active Layer )<text:tab/>2</text:a></text:p>
          <text:p text:style-name="P14"><text:a xlink:type="simple" xlink:href="#__RefHeading___Toc1595_3448964398" text:style-name="Index_20_Link" text:visited-style-name="Index_20_Link">Delete Active Keyframe ( All Layers )<text:tab/>2</text:a></text:p>
        </text:index-body>
      </text:table-of-content>
      <text:p text:style-name="P3"/>
      <text:p text:style-name="P2"/>
      <table:table table:name="Tabelle1" table:style-name="Tabelle1">
        <table:table-column table:style-name="Tabelle1.A"/>
        <table:table-row table:style-name="TableLine2332075838160">
          <table:table-cell table:style-name="Tabelle1.A1" office:value-type="string">
            <text:h text:style-name="P20" text:outline-level="1"><text:bookmark-start text:name="__RefHeading___Toc10282_2119374318"/><text:span text:style-name="T8">Animation</text:span><text:span text:style-name="T7"> Menu</text:span><text:bookmark-end text:name="__RefHeading___Toc10282_2119374318"/></text:h>
          </table:table-cell>
        </table:table-row>
      </table:table>
      <text:p text:style-name="P4"><draw:frame draw:style-name="fr1" draw:name="Bild3" text:anchor-type="paragraph" svg:y="0.282cm" svg:width="4.96cm" svg:height="2.91cm" draw:z-index="0"><draw:image xlink:href="Pictures/1000020100000125000000AC3D93CB74F5407E94.png" xlink:type="simple" xlink:show="embed" xlink:actuate="onLoad" loext:mime-type="image/png"/></draw:frame></text:p>
      <text:h text:style-name="Heading_20_2" text:outline-level="2"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7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7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8"><draw:frame draw:style-name="fr1" draw:name="Bild29" text:anchor-type="paragraph" svg:y="0.455cm" svg:width="4.77cm" svg:height="1.08cm" draw:z-index="1"><draw:image xlink:href="Pictures/100002010000011A000000403FF2CC1E7EBF6154.png" xlink:type="simple" xlink:show="embed" xlink:actuate="onLoad" loext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8">I<text:span text:style-name="T9">nsert into active layer or into all layers.</text:span></text:p>
      <text:p text:style-name="P6"/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2"><draw:image xlink:href="Pictures/10000201000001170000003E6D3A910969F60B8F.png" xlink:type="simple" xlink:show="embed" xlink:actuate="onLoad" loext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<text:soft-page-break/>Mode<text:bookmark-end text:name="__RefHeading___Toc1610_906252811"/></text:h>
      <text:p text:style-name="P8">D<text:span text:style-name="T9">uplicate the active keyframe in the active layer or in all layers.</text:span></text:p>
      <text:p text:style-name="P6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9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9">Deletes the active keyframe in all laye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560341" style:font-size-asian="10pt" style:font-size-complex="10pt"/>
    </style:style>
    <style:style style:name="MT5" style:family="text">
      <style:text-properties fo:font-size="10pt" officeooo:rsid="03540d8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4</text:span><text:span text:style-name="MT2"> Editors - 3D View - Header - Grease Pencil - </text:span><text:span text:style-name="MT5">Vertex Paint</text:span><text:span text:style-name="MT2"> mode - </text:span><text:span text:style-name="MT5">Animation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9M29S</meta:editing-duration>
    <meta:editing-cycles>791</meta:editing-cycles>
    <meta:generator>LibreOffice/6.4.7.2$Windows_X86_64 LibreOffice_project/639b8ac485750d5696d7590a72ef1b496725cfb5</meta:generator>
    <dc:date>2020-12-07T18:44:16.082000000</dc:date>
    <meta:document-statistic meta:table-count="1" meta:image-count="3" meta:object-count="0" meta:page-count="2" meta:paragraph-count="37" meta:word-count="251" meta:character-count="1388" meta:non-whitespace-character-count="1174"/>
    <meta:template xlink:type="simple" xlink:actuate="onRequest" xlink:title="standard1cm" xlink:href="../../../AppData/Roaming/LibreOffice/4/user/template/standard1cm.ott" meta:date="2016-03-29T10:15:31.334000000"/>
  </office:meta>
</office:document-meta>
</file>